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Helvetica Neue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1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officeooo:paragraph-rsid="00277d7e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officeooo:paragraph-rsid="00296332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officeooo:paragraph-rsid="00277d7e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officeooo:paragraph-rsid="0021df66"/>
    </style:style>
    <style:style style:name="P15" style:family="paragraph" style:parent-style-name="Standard" style:list-style-name="L3">
      <style:paragraph-properties fo:text-align="start" style:justify-single-word="false" style:text-autospace="none"/>
      <style:text-properties officeooo:paragraph-rsid="00277d7e"/>
    </style:style>
    <style:style style:name="P16" style:family="paragraph" style:parent-style-name="Standard" style:list-style-name="L4">
      <style:paragraph-properties fo:text-align="start" style:justify-single-word="false" style:text-autospace="none"/>
      <style:text-properties officeooo:paragraph-rsid="00296332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235142" officeooo:paragraph-rsid="00235142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296332" officeooo:paragraph-rsid="00296332" style:font-size-asian="10pt" style:font-weight-asian="normal" style:font-size-complex="10pt" style:font-weight-complex="normal"/>
    </style:style>
    <style:style style:name="P19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officeooo:rsid="00296332" officeooo:paragraph-rsid="00277d7e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2ab451" officeooo:paragraph-rsid="002ab451" style:font-size-asian="10pt" style:font-weight-asian="normal" style:font-size-complex="10pt" style:font-weight-complex="normal"/>
    </style:style>
    <style:style style:name="P21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officeooo:rsid="0021df66" officeooo:paragraph-rsid="0021df66" style:font-size-asian="10pt" style:font-weight-asian="normal" style:font-size-complex="10pt" style:font-weight-complex="normal"/>
    </style:style>
    <style:style style:name="P22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officeooo:rsid="0021b86d" officeooo:paragraph-rsid="00277d7e" style:font-size-asian="10pt" style:font-weight-asian="normal" style:font-size-complex="10pt" style:font-weight-complex="normal"/>
    </style:style>
    <style:style style:name="P23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officeooo:rsid="00166ce2" officeooo:paragraph-rsid="00166ce2" style:font-size-asian="10pt" style:font-size-complex="10pt"/>
    </style:style>
    <style:style style:name="P25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26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27" style:family="paragraph" style:parent-style-name="Standard" style:list-style-name="L6">
      <style:paragraph-properties fo:text-align="start" style:justify-single-word="false" style:text-autospace="none"/>
      <style:text-properties style:font-name="Helvetica Neue" fo:font-size="10pt" officeooo:paragraph-rsid="001473d4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 style:text-autospace="none"/>
      <style:text-properties officeooo:rsid="0021df66" officeooo:paragraph-rsid="0021df66"/>
    </style:style>
    <style:style style:name="P29" style:family="paragraph" style:parent-style-name="Standard" style:list-style-name="L3">
      <style:paragraph-properties fo:text-align="start" style:justify-single-word="false" style:text-autospace="none"/>
      <style:text-properties officeooo:rsid="002ab451" officeooo:paragraph-rsid="002ab451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Helvetica Neue" fo:font-size="10pt" fo:font-weight="normal" officeooo:rsid="0021df66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21b86d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229162" style:font-size-asian="10pt" style:font-weight-asian="normal" style:font-size-complex="10pt" style:font-weight-complex="normal"/>
    </style:style>
    <style:style style:name="T7" style:family="text">
      <style:text-properties style:font-name="Helvetica Neue" fo:font-size="10pt" fo:font-weight="normal" officeooo:rsid="00235142" style:font-size-asian="10pt" style:font-weight-asian="normal" style:font-size-complex="10pt" style:font-weight-complex="normal"/>
    </style:style>
    <style:style style:name="T8" style:family="text">
      <style:text-properties style:font-name="Helvetica Neue" fo:font-size="10pt" fo:font-weight="normal" officeooo:rsid="002445ec" style:font-size-asian="10pt" style:font-weight-asian="normal" style:font-size-complex="10pt" style:font-weight-complex="normal"/>
    </style:style>
    <style:style style:name="T9" style:family="text">
      <style:text-properties style:font-name="Helvetica Neue" fo:font-size="10pt" fo:font-weight="normal" officeooo:rsid="00277d7e" style:font-size-asian="10pt" style:font-weight-asian="normal" style:font-size-complex="10pt" style:font-weight-complex="normal"/>
    </style:style>
    <style:style style:name="T10" style:family="text">
      <style:text-properties style:font-name="Helvetica Neue" fo:font-size="10pt" fo:font-weight="normal" officeooo:rsid="00296332" style:font-size-asian="10pt" style:font-weight-asian="normal" style:font-size-complex="10pt" style:font-weight-complex="normal"/>
    </style:style>
    <style:style style:name="T11" style:family="text">
      <style:text-properties style:font-name="Helvetica Neue" fo:font-size="10pt" fo:font-weight="normal" officeooo:rsid="002ab451" style:font-size-asian="10pt" style:font-weight-asian="normal" style:font-size-complex="10pt" style:font-weight-complex="normal"/>
    </style:style>
    <style:style style:name="T12" style:family="text">
      <style:text-properties style:font-name="Helvetica Neue" fo:font-size="10pt" fo:font-weight="normal" officeooo:rsid="002c690a" style:font-size-asian="10pt" style:font-weight-asian="normal" style:font-size-complex="10pt" style:font-weight-complex="normal"/>
    </style:style>
    <style:style style:name="T13" style:family="text">
      <style:text-properties style:font-name="Helvetica Neue" fo:font-size="10pt" fo:font-weight="normal" officeooo:rsid="003010ef" style:font-size-asian="10pt" style:font-weight-asian="normal" style:font-size-complex="10pt" style:font-weight-complex="normal"/>
    </style:style>
    <style:style style:name="T14" style:family="text">
      <style:text-properties style:font-name="Helvetica Neue" fo:font-size="10pt" fo:font-weight="normal" officeooo:rsid="0030eab6" style:font-size-asian="10pt" style:font-weight-asian="normal" style:font-size-complex="10pt" style:font-weight-complex="normal"/>
    </style:style>
    <style:style style:name="T15" style:family="text">
      <style:text-properties style:font-name="Helvetica Neue" fo:font-size="10pt" fo:font-weight="normal" officeooo:rsid="0032bf8f" style:font-size-asian="10pt" style:font-weight-asian="normal" style:font-size-complex="10pt" style:font-weight-complex="normal"/>
    </style:style>
    <style:style style:name="T16" style:family="text">
      <style:text-properties style:font-name="Helvetica Neue" fo:font-size="10pt" fo:font-weight="normal" officeooo:rsid="0033d2dd" style:font-size-asian="10pt" style:font-weight-asian="normal" style:font-size-complex="10pt" style:font-weight-complex="normal"/>
    </style:style>
    <style:style style:name="T17" style:family="text">
      <style:text-properties style:font-name="Helvetica Neue" fo:font-size="10pt" fo:font-weight="normal" officeooo:rsid="00371e53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9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20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style:font-name="Helvetica Neue Light" fo:font-size="10.5pt" style:font-size-asian="10.5pt" style:font-size-complex="10.5pt"/>
    </style:style>
    <style:style style:name="T22" style:family="text">
      <style:text-properties style:font-name="Helvetica Neue Light" fo:font-size="10.5pt" officeooo:rsid="00055953" style:font-size-asian="10.5pt" style:font-size-complex="10.5pt"/>
    </style:style>
    <style:style style:name="T23" style:family="text">
      <style:text-properties style:font-name="Helvetica Neue Light" fo:font-size="10.5pt" fo:font-weight="bold" officeooo:rsid="00055953" style:font-size-asian="10.5pt" style:font-weight-asian="bold" style:font-size-complex="10.5pt" style:font-weight-complex="bold"/>
    </style:style>
    <style:style style:name="T24" style:family="text">
      <style:text-properties style:font-name="Helvetica Neue Light" fo:font-size="10.5pt" fo:font-weight="normal" officeooo:rsid="00055953" style:font-size-asian="10.5pt" style:font-weight-asian="normal" style:font-size-complex="10.5pt" style:font-weight-complex="normal"/>
    </style:style>
    <style:style style:name="T25" style:family="text">
      <style:text-properties officeooo:rsid="001473d4"/>
    </style:style>
    <style:style style:name="T26" style:family="text">
      <style:text-properties fo:font-size="6pt" officeooo:rsid="001473d4" style:font-size-asian="6pt" style:font-size-complex="6pt"/>
    </style:style>
    <style:style style:name="T27" style:family="text">
      <style:text-properties officeooo:rsid="0021b86d"/>
    </style:style>
    <style:style style:name="T28" style:family="text">
      <style:text-properties officeooo:rsid="002445ec"/>
    </style:style>
    <style:style style:name="T29" style:family="text">
      <style:text-properties officeooo:rsid="00296332"/>
    </style:style>
    <style:style style:name="T30" style:family="text">
      <style:text-properties officeooo:rsid="002ab451"/>
    </style:style>
    <style:style style:name="T31" style:family="text">
      <style:text-properties officeooo:rsid="002bab77"/>
    </style:style>
    <style:style style:name="T32" style:family="text">
      <style:text-properties officeooo:rsid="002df7cd"/>
    </style:style>
    <style:style style:name="T33" style:family="text">
      <style:text-properties officeooo:rsid="0037fa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exander T. Graf, PhD</text:p>
      <text:p text:style-name="P1"><text:span text:style-name="T20">Oakland, CA – Phone: <text:s/>510 990 2734, email: </text:span><text:a xlink:type="simple" xlink:href="mailto:alextgraf@gmail.com" text:style-name="Internet_20_link" text:visited-style-name="Visited_20_Internet_20_Link"><text:span text:style-name="T20">alextgraf@gmail.com</text:span></text:a><text:span text:style-name="T20"> </text:span></text:p>
      <text:p text:style-name="P1"><text:span text:style-name="T20">Google Scholar </text:span><text:a xlink:type="simple" xlink:href="https://goo.gl/RvzxGs" text:style-name="Internet_20_link" text:visited-style-name="Visited_20_Internet_20_Link"><text:span text:style-name="T21">goo.gl/RvzxGs</text:span></text:a><text:span text:style-name="T18"> - </text:span><text:span text:style-name="T19">LinkedIn</text:span><text:span text:style-name="T18"> </text:span><text:a xlink:type="simple" xlink:href="https://goo.gl/Npw8cw" text:style-name="Internet_20_link" text:visited-style-name="Visited_20_Internet_20_Link"><text:span text:style-name="T21">goo.gl/Npw8cw</text:span></text:a><text:span text:style-name="T21"> – </text:span><text:span text:style-name="T24">gitcv</text:span><text:span text:style-name="T23"> </text:span><text:a xlink:type="simple" xlink:href="http://goo.gl/w7mMmR" text:style-name="Internet_20_link" text:visited-style-name="Visited_20_Internet_20_Link"><text:span text:style-name="T22">goo.gl/w7mMmR</text:span></text:a></text:p>
      <text:p text:style-name="P8"/>
      <text:p text:style-name="P10">Experience</text:p>
      <text:p text:style-name="P5"/>
      <text:p text:style-name="P5">11-16 to pres. General Electric Digital – Sr. Staff Data Scientist</text:p>
      <text:p text:style-name="P2"/>
      <text:list xml:id="list3313695480" text:style-name="L1">
        <text:list-item>
          <text:p text:style-name="P11"><text:span text:style-name="T6">Lead </text:span><text:span text:style-name="T8">IIoT </text:span><text:span text:style-name="T6">enterprise level analytic/solution development </text:span><text:span text:style-name="T8">for internal and external clients</text:span></text:p>
        </text:list-item>
        <text:list-item>
          <text:p text:style-name="P11"><text:span text:style-name="T6">Collaborate </text:span><text:span text:style-name="T7">and </text:span><text:span text:style-name="T6">co-innovate</text:span><text:span text:style-name="T7"> </text:span><text:span text:style-name="T12">with clients </text:span><text:span text:style-name="T7">on the analytic aspects of business goals</text:span></text:p>
        </text:list-item>
        <text:list-item>
          <text:p text:style-name="P17">Deep involvement with many domains includ<text:span text:style-name="T32">ing</text:span> but not limited to <text:span text:style-name="T28">agriculture, military aviation and ground transport, food and beverage manufacturing, nuclear and solar power production </text:span><text:span text:style-name="T29">using a variety of methods new and old</text:span></text:p>
          <text:list>
            <text:list-item>
              <text:p text:style-name="P18">Nuclear <text:span text:style-name="T33">and solar </text:span>power maintenance optimization</text:p>
            </text:list-item>
            <text:list-item>
              <text:p text:style-name="P18">Fault mitigation of industrial assets in microchip manufacturing</text:p>
            </text:list-item>
            <text:list-item>
              <text:p text:style-name="P18">Beef cattle health risk monitoring</text:p>
            </text:list-item>
            <text:list-item>
              <text:p text:style-name="P12"><text:span text:style-name="T10">Root cause analysis </text:span><text:span text:style-name="T17">for</text:span><text:span text:style-name="T10"> F-18 hypoxic pilots</text:span></text:p>
            </text:list-item>
          </text:list>
        </text:list-item>
        <text:list-item>
          <text:p text:style-name="P20"><text:span text:style-name="T28">T</text:span>echnical sales support for new customer acquisition and at-risk existing customers</text:p>
        </text:list-item>
      </text:list>
      <text:p text:style-name="P2"/>
      <text:p text:style-name="P5">02-16 to 11-16 General Electric Digital – Interim Manager <text:span text:style-name="T27">of </text:span>Data Science</text:p>
      <text:p text:style-name="P2"/>
      <text:list xml:id="list4196916236" text:style-name="L2">
        <text:list-item>
          <text:p text:style-name="P21">Lead the vision and strategy for group success</text:p>
        </text:list-item>
        <text:list-item>
          <text:p text:style-name="P13"><text:span text:style-name="T9">Develop and maintain relationships with </text:span><text:span text:style-name="T11">key internal</text:span><text:span text:style-name="T9"> </text:span><text:span text:style-name="T13">stakeholders</text:span><text:span text:style-name="T9"> to ensure successful productionization of data science solutions</text:span></text:p>
        </text:list-item>
        <text:list-item>
          <text:p text:style-name="P21">Manage expectations and guide careers of team members</text:p>
        </text:list-item>
        <text:list-item>
          <text:p text:style-name="P21">Technical/<text:span text:style-name="T30">P</text:span>rofessional mentoring <text:span text:style-name="T30">and delegation of project work</text:span></text:p>
        </text:list-item>
        <text:list-item>
          <text:p text:style-name="P14"><text:span text:style-name="T4">Collaboration to </text:span><text:span text:style-name="T14">introduce and standardize </text:span><text:span text:style-name="T4">data science tools</text:span></text:p>
        </text:list-item>
        <text:list-item>
          <text:p text:style-name="P28"><text:span text:style-name="T4">P</text:span><text:span text:style-name="T3">ursued and received promotion for 2 well deserved team members</text:span><text:span text:style-name="T5"> </text:span></text:p>
        </text:list-item>
      </text:list>
      <text:p text:style-name="P2"/>
      <text:p text:style-name="P5">06-13 to 02-16 General Electric Digital – Staff Data Scientist</text:p>
      <text:p text:style-name="P2"/>
      <text:list xml:id="list3815665526" text:style-name="L3">
        <text:list-item>
          <text:p text:style-name="P22">Unsupervised anomaly detection on multivariate time series with feature importance</text:p>
          <text:p text:style-name="P22">for <text:span text:style-name="T29">commercial</text:span> jet engines (Graphical Granger Causality)</text:p>
        </text:list-item>
        <text:list-item>
          <text:p text:style-name="P15"><text:span text:style-name="T5">Domain adaptation </text:span><text:span text:style-name="T10">between mature fleet and new product test bench </text:span><text:span text:style-name="T5">data for </text:span><text:span text:style-name="T10">commercial </text:span><text:span text:style-name="T5">jet engines (MMDE and Tradaboost) </text:span><text:span text:style-name="T10">used for optimizing contract service agreements</text:span></text:p>
        </text:list-item>
        <text:list-item>
          <text:p text:style-name="P19">Bias correction and sampling methods for general application (re-sampling methods)</text:p>
        </text:list-item>
        <text:list-item>
          <text:p text:style-name="P29"><text:span text:style-name="T10">C</text:span><text:span text:style-name="T3">lassification of fault type for Army transport vehicles </text:span><text:span text:style-name="T15">(DPGMM)</text:span></text:p>
        </text:list-item>
        <text:list-item>
          <text:p text:style-name="P15"><text:span text:style-name="T10">Code and product development, internal white paper composition and </text:span><text:span text:style-name="T11">adaptation of </text:span><text:span text:style-name="T10">various </text:span></text:p>
          <text:p text:style-name="P15"><text:span text:style-name="T10">lower level </text:span><text:span text:style-name="T11">off-the-shelf</text:span><text:span text:style-name="T10"> analytics. </text:span><text:span text:style-name="T11">(e.g. incorporation of ADMM into an L1 solver)</text:span></text:p>
        </text:list-item>
      </text:list>
      <text:p text:style-name="P2"/>
      <text:p text:style-name="P5">07-09 to 08-12 Lawrence Livermore National Laboratory (LLNL) – Postdoctoral Scientist</text:p>
      <text:p text:style-name="P2"/>
      <text:list xml:id="list2214930109" text:style-name="L4">
        <text:list-item>
          <text:p text:style-name="P23">X-ray probing of ultra-fast processes in irradiated crystals <text:span text:style-name="T29">and organic samples</text:span></text:p>
        </text:list-item>
        <text:list-item>
          <text:p text:style-name="P16"><text:span text:style-name="T10">Laboratory </text:span><text:span text:style-name="T16">development </text:span><text:span text:style-name="T10">of diagnostics relevant to astrophysical processes</text:span></text:p>
        </text:list-item>
      </text:list>
      <text:p text:style-name="P2"/>
      <text:p text:style-name="P5">12-05 to12-08 MIT Plasma Science and Fusion Center – <text:span text:style-name="T31">Visiting </text:span>Graduate Student / <text:span text:style-name="T30">RA</text:span></text:p>
      <text:p text:style-name="P6"/>
      <text:p text:style-name="P10">Education</text:p>
      <text:p text:style-name="P7"><text:span text:style-name="T1">12-08 <text:s/></text:span><text:span text:style-name="T2">Ph.D. (Plasma Physics)</text:span><text:span text:style-name="T1"> University of California at Davis (GPA 3.8)</text:span></text:p>
      <text:p text:style-name="P4"><text:s text:c="14"/>12-05 to 12-08 Visiting Graduate Student at the MIT Plasma Science and Fusion Center</text:p>
      <text:p text:style-name="P7"><text:span text:style-name="T1">12-04 <text:s/></text:span><text:span text:style-name="T2">M.Sc (Physics)</text:span><text:span text:style-name="T1"> University of California at Davis</text:span></text:p>
      <text:p text:style-name="P7"><text:span text:style-name="T1">06-00 <text:s/></text:span><text:span text:style-name="T2">B.Sc. (Physics)</text:span><text:span text:style-name="T1"> University of North Florida</text:span></text:p>
      <text:p text:style-name="P3"/>
      <text:p text:style-name="P10">Patents</text:p>
      <text:list xml:id="list2787110155" text:style-name="L5">
        <text:list-item>
          <text:p text:style-name="P24">(Submitted) Methodology for Data Driven Identification of Optimized Asset Strategy Opportunities Across Functional Location Hierarchy</text:p>
        </text:list-item>
        <text:list-item>
          <text:p text:style-name="P24">(Submitted) Methodology for the Development and Deployment of Digital Asset Strategies</text:p>
        </text:list-item>
        <text:list-item>
          <text:p text:style-name="P25">(<text:span text:style-name="T25">Filed) Predicting Fatigue of an Asset that Heals </text:span><text:span text:style-name="T26">(app # : 20200210859)</text:span></text:p>
        </text:list-item>
        <text:list-item>
          <text:p text:style-name="P26">A Framework for Unsupervised Anomaly Detection on Industrial Time Series Data <text:span text:style-name="T26">(US15/474,563)</text:span></text:p>
        </text:list-item>
      </text:list>
      <text:list xml:id="list1761973600" text:style-name="L6">
        <text:list-item>
          <text:p text:style-name="P27"><text:span text:style-name="T25">Creating Predictive Damage Models by Transductive Transfer Learning </text:span><text:span text:style-name="T26">(US20170300605A1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12T18:08:50</meta:creation-date>
    <dc:date>2021-07-01T10:25:57.005681397</dc:date>
    <meta:editing-duration>P26DT23H28M30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1" meta:paragraph-count="43" meta:word-count="456" meta:character-count="3186" meta:non-whitespace-character-count="2773"/>
  </office:meta>
</office:document-meta>
</file>